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Parity</text:p>
          </table:table-cell>
          <table:table-cell office:value-type="string">
            <text:p>X Value</text:p>
          </table:table-cell>
          <table:table-cell office:value-type="string">
            <text:p>Column Insertion</text:p>
          </table:table-cell>
          <table:table-cell office:value-type="string">
            <text:p>Index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04/14/2020</text:date>, <text:time>18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4T18:53:07.70</dc:date>
    <dc:creator>daulton nelson</dc:creator>
    <meta:editing-duration>PT1H26M47S</meta:editing-duration>
    <meta:editing-cycles>2</meta:editing-cycles>
    <meta:generator>OpenOffice/4.1.4$Win32 OpenOffice.org_project/414m5$Build-9788</meta:generator>
    <meta:document-statistic meta:table-count="3" meta:cell-count="48" meta:object-count="0"/>
  </office:meta>
</office:document-meta>
</file>